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83in"/>
    </style:style>
    <style:style style:name="co2" style:family="table-column">
      <style:table-column-properties fo:break-before="auto" style:column-width="2.283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Schü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ewe</text:p>
          </table:table-cell>
          <table:table-cell office:value-type="string" calcext:value-type="string">
            <text:p>Beispi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ergo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nett-kängu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unbä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bramangus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mhirs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dmännc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e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ff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chlandr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kobsch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arwo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c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hirs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ud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h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klandkara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ckenuh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ses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shuh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ssch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szie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pf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nerfal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rschweinc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essantsch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merng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fuc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kahirs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gschw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inkau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inma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ck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tlandp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uerschw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dkau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z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üstenbuss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chs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21:35:52.062348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23:37.969985052</meta:creation-date>
    <dc:date>2022-09-14T21:35:59.511253617</dc:date>
    <meta:editing-duration>PT7M53S</meta:editing-duration>
    <meta:editing-cycles>5</meta:editing-cycles>
    <meta:generator>LibreOffice/6.4.7.2$Linux_X86_64 LibreOffice_project/40$Build-2</meta:generator>
    <meta:document-statistic meta:table-count="1" meta:cell-count="48" meta:object-count="0"/>
  </office:meta>
</office:document-meta>
</file>